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2.035cm" fo:min-width="15.21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7.59cm" fo:min-width="5.3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67cm" fo:min-width="5.30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05cm" fo:min-width="1.173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cm" fo:min-width="15.214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-color="#ffffff"/>
      <style:paragraph-properties fo:text-align="center"/>
      <style:text-properties style:font-name="TeX Gyre Bonum" style:text-underline-style="solid" style:text-underline-width="auto" style:text-underline-color="font-color"/>
    </style:style>
    <style:style style:name="P5" style:family="paragraph">
      <loext:graphic-properties draw:fill-color="#ffffff"/>
      <style:paragraph-properties fo:text-align="center"/>
      <style:text-properties style:font-name="TeX Gyre Bonum"/>
    </style:style>
    <style:style style:name="P6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TeX Gyre Bonum" fo:font-size="22pt" fo:font-style="italic" style:text-underline-style="none" style:font-size-asian="22pt" style:font-style-asian="italic" style:font-size-complex="22pt" style:font-style-complex="italic"/>
    </style:style>
    <style:style style:name="T2" style:family="text">
      <style:text-properties style:font-name="TeX Gyre Bonum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style:font-name="TeX Gyre Bonum" style:text-underline-style="solid" style:text-underline-width="auto" style:text-underline-color="font-color"/>
    </style:style>
    <style:style style:name="T4" style:family="text">
      <style:text-properties style:font-name="TeX Gyre Bonu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748cm" svg:height="12.319cm" svg:x="0.746cm" svg:y="1cm">
          <text:p text:style-name="P1"><text:span text:style-name="T1">Partition 0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7.874cm" svg:x="1.25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.254cm" svg:y="4.429cm">
          <text:p text:style-name="P3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1.635cm" svg:y="6.969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4.429cm" svg:y="7.858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.016cm" svg:y="10.271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5.748cm" svg:height="1.524cm" svg:x="0.746cm" svg:y="2.524cm">
          <text:p text:style-name="P3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.254cm" svg:y="4.429cm">
          <text:p text:style-name="P3"><text:span text:style-name="T3">Table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1.635cm" svg:y="6.969cm">
          <text:p text:style-name="P1"><text:span text:style-name="T4">Item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4.429cm" svg:y="7.858cm">
          <text:p text:style-name="P1"><text:span text:style-name="T4">Item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.016cm" svg:y="10.271cm">
          <text:p text:style-name="P1"><text:span text:style-name="T4">Item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42cm" svg:height="7.874cm" svg:x="10.14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0.144cm" svg:y="4.429cm">
          <text:p text:style-name="P3"><text:span text:style-name="T3">Tabl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13.065cm" svg:y="6.842cm">
          <text:p text:style-name="P1"><text:span text:style-name="T4">Ite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0.398cm" svg:y="8.493cm">
          <text:p text:style-name="P1"><text:span text:style-name="T4">Item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2.303cm" svg:y="10.271cm">
          <text:p text:style-name="P1"><text:span text:style-name="T4">Item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5.748cm" svg:height="12.319cm" svg:x="17.256cm" svg:y="1cm">
          <text:p text:style-name="P1"><text:span text:style-name="T1">Partition 1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7.874cm" svg:x="17.76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7.764cm" svg:y="4.429cm">
          <text:p text:style-name="P3"><text:span text:style-name="T3">Tabl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18.145cm" svg:y="6.969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0.939cm" svg:y="7.858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8.526cm" svg:y="10.271cm">
          <text:p text:style-name="P1"><text:span text:style-name="T4">I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5.748cm" svg:height="1.524cm" svg:x="17.256cm" svg:y="2.524cm">
          <text:p text:style-name="P3"><text:span text:style-name="T3">Work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17.764cm" svg:y="4.429cm">
          <text:p text:style-name="P3"><text:span text:style-name="T3">Table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18.145cm" svg:y="6.969cm">
          <text:p text:style-name="P1"><text:span text:style-name="T4">Item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0.939cm" svg:y="7.858cm">
          <text:p text:style-name="P1"><text:span text:style-name="T4">Item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18.526cm" svg:y="10.271cm">
          <text:p text:style-name="P1"><text:span text:style-name="T4">Item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842cm" svg:height="7.874cm" svg:x="26.654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1.651cm" svg:x="26.654cm" svg:y="4.429cm">
          <text:p text:style-name="P3"><text:span text:style-name="T3">TableB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13cm" svg:height="1.397cm" svg:x="29.575cm" svg:y="6.842cm">
          <text:p text:style-name="P1"><text:span text:style-name="T4">Ite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6.908cm" svg:y="8.493cm">
          <text:p text:style-name="P1"><text:span text:style-name="T4">Ite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413cm" svg:height="1.397cm" svg:x="28.813cm" svg:y="10.271cm">
          <text:p text:style-name="P1"><text:span text:style-name="T4">Item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4.048cm" svg:y1="7.858cm" svg:x2="4.556cm" svg:y2="8.112cm">
          <text:p/>
        </draw:line>
        <draw:line draw:style-name="gr6" draw:text-style-name="P7" draw:layer="layout" svg:x1="6.715cm" svg:y1="8.874cm" svg:x2="10.398cm" svg:y2="9.128cm">
          <text:p/>
        </draw:line>
        <draw:line draw:style-name="gr6" draw:text-style-name="P7" draw:layer="layout" svg:x1="4.429cm" svg:y1="11.033cm" svg:x2="12.303cm" svg:y2="11.033cm">
          <text:p/>
        </draw:line>
        <draw:line draw:style-name="gr6" draw:text-style-name="P7" draw:layer="layout" svg:x1="13.954cm" svg:y1="10.271cm" svg:x2="14.208cm" svg:y2="8.239cm">
          <text:p/>
        </draw:line>
        <draw:line draw:style-name="gr6" draw:text-style-name="P7" draw:layer="layout" svg:x1="20.812cm" svg:y1="10.652cm" svg:x2="19.923cm" svg:y2="8.366cm">
          <text:p/>
        </draw:line>
        <draw:line draw:style-name="gr6" draw:text-style-name="P7" draw:layer="layout" svg:x1="20.939cm" svg:y1="10.906cm" svg:x2="22.209cm" svg:y2="9.255cm">
          <text:p/>
        </draw:line>
        <draw:line draw:style-name="gr6" draw:text-style-name="P7" draw:layer="layout" svg:x1="23.352cm" svg:y1="8.62cm" svg:x2="26.908cm" svg:y2="9.255cm">
          <text:p/>
        </draw:line>
        <draw:line draw:style-name="gr7" draw:text-style-name="P7" draw:layer="layout" svg:x1="15.478cm" svg:y1="7.604cm" svg:x2="18.145cm" svg:y2="7.60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" svg:font-family="'TeX Gyre Bon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4.0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2:26:25.307712221</meta:creation-date>
    <dc:date>2018-04-30T13:08:45.303794546</dc:date>
    <meta:editing-duration>PT32M9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